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0pt" style:font-size-asian="20pt" style:font-name-complex="Times New Roman1" style:font-size-complex="20pt"/>
    </style:style>
    <style:style style:name="P2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3" style:family="paragraph" style:parent-style-name="Standard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" style:family="paragraph" style:parent-style-name="Standard">
      <style:text-properties fo:language="ru" fo:country="RU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color="#2323dc"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9" style:family="paragraph" style:parent-style-name="Standard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10" style:family="paragraph" style:parent-style-name="Standard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11" style:family="paragraph" style:parent-style-name="Standard">
      <style:text-properties fo:color="#000000" style:text-underline-style="none"/>
    </style:style>
    <style:style style:name="P12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style:font-size-asian="11pt" style:font-size-complex="11pt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Heading_20_1">
      <style:paragraph-properties fo:text-align="justify" style:justify-single-word="false"/>
      <style:text-properties fo:color="#000000" style:font-name="Arial1" fo:font-size="14pt" fo:language="ru" fo:country="RU" style:font-size-asian="14pt" style:font-name-complex="Arial2" style:font-size-complex="14pt"/>
    </style:style>
    <style:style style:name="P15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/>
      <style:text-properties fo:font-size="11pt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text-properties fo:color="#2323dc" fo:font-size="11pt" fo:language="en" fo:country="US" style:text-underline-style="solid" style:text-underline-width="auto" style:text-underline-color="font-color" fo:font-weight="normal" style:font-name-asian="Times New Roman1" style:font-size-asian="11pt" style:font-weight-asian="normal" style:font-size-complex="11pt" style:font-weight-complex="normal"/>
    </style:style>
    <style:style style:name="P21" style:family="paragraph" style:parent-style-name="Standard" style:list-style-name="L1">
      <style:text-properties fo:color="#000000" fo:font-size="11pt" fo:language="en" fo:country="US" style:text-underline-style="none" fo:font-weight="bold" style:font-name-asian="Times New Roman1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3" style:family="paragraph" style:parent-style-name="Standard" style:list-style-name="L1">
      <style:text-properties fo:color="#000000" fo:font-size="11pt" fo:language="en" fo:country="US" style:text-underline-style="none" fo:font-weight="normal" style:font-name-asian="Times New Roman1" style:font-size-asian="11pt" style:font-weight-asian="normal" style:font-size-complex="11pt" style:font-weight-complex="normal"/>
    </style:style>
    <style:style style:name="P24" style:family="paragraph" style:parent-style-name="Standard">
      <style:text-properties fo:language="ru" fo:country="RU"/>
    </style:style>
    <style:style style:name="P25" style:family="paragraph" style:parent-style-name="Standard">
      <style:text-properties style:font-name="Times New Roman" fo:font-size="20pt" fo:language="ru" fo:country="RU" style:font-size-asian="20pt" style:font-name-complex="Times New Roman1" style:font-size-complex="20pt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end" style:justify-single-word="false"/>
    </style:style>
    <style:style style:name="T1" style:family="text">
      <style:text-properties style:font-name="Times New Roman" fo:font-size="20pt" fo:language="ru" fo:country="RU" style:font-size-asian="20pt" style:font-name-complex="Times New Roman1" style:font-size-complex="20pt"/>
    </style:style>
    <style:style style:name="T2" style:family="text">
      <style:text-properties fo:language="ru" fo:country="RU"/>
    </style:style>
    <style:style style:name="T3" style:family="text">
      <style:text-properties style:font-name="Arial1" fo:font-weight="bold" style:font-weight-asian="bold" style:font-name-complex="Arial2"/>
    </style:style>
    <style:style style:name="T4" style:family="text">
      <style:text-properties style:font-name="Arial1" fo:language="ru" fo:country="RU" fo:font-weight="bold" style:font-weight-asian="bold" style:font-name-complex="Arial2"/>
    </style:style>
    <style:style style:name="T5" style:family="text">
      <style:text-properties style:font-name="Arial1" fo:font-size="14pt" style:font-size-asian="14pt" style:font-name-complex="Arial2" style:font-size-complex="14pt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1" fo:font-size="14pt" fo:language="ru" fo:country="RU" style:font-size-asian="14pt" style:font-name-complex="Arial2" style:font-size-complex="14pt"/>
    </style:style>
    <style:style style:name="T8" style:family="text">
      <style:text-properties style:font-name="Arial1" fo:font-size="14pt" fo:language="ru" fo:country="RU" fo:font-weight="bold" style:font-size-asian="14pt" style:font-weight-asian="bold" style:font-name-complex="Arial2" style:font-size-complex="14pt"/>
    </style:style>
    <style:style style:name="T9" style:family="text">
      <style:text-properties style:font-name="Arial1" fo:font-size="12pt" style:font-size-asian="12pt" style:font-name-complex="Arial2" style:font-size-complex="12pt"/>
    </style:style>
    <style:style style:name="T10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11" style:family="text">
      <style:text-properties style:font-name="Arial1" fo:font-size="12pt" fo:language="ru" fo:country="RU" fo:font-weight="bold" style:font-size-asian="12pt" style:font-weight-asian="bold" style:font-name-complex="Arial2" style:font-size-complex="12pt"/>
    </style:style>
    <style:style style:name="T12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4" style:family="text">
      <style:text-properties fo:color="#000000" style:font-name="Arial1" fo:font-size="14pt" style:font-size-asian="14pt" style:font-name-complex="Arial2" style:font-size-complex="14pt"/>
    </style:style>
    <style:style style:name="T15" style:family="text">
      <style:text-properties fo:color="#000000" style:font-name="Arial1" fo:font-size="14pt" fo:language="en" fo:country="US" style:font-size-asian="14pt" style:font-name-complex="Arial2" style:font-size-complex="14pt"/>
    </style:style>
    <style:style style:name="T16" style:family="text">
      <style:text-properties fo:color="#000000" style:font-name="Arial1" fo:font-size="14pt" fo:language="ru" fo:country="RU" style:font-size-asian="14pt" style:font-name-complex="Arial2" style:font-size-complex="14pt"/>
    </style:style>
    <style:style style:name="T17" style:family="text">
      <style:text-properties fo:language="en" fo:country="US" fo:font-weight="normal" style:font-weight-asian="normal" style:font-weight-complex="normal"/>
    </style:style>
    <style:style style:name="T18" style:family="text">
      <style:text-properties fo:font-size="11pt" fo:language="en" fo:country="US" fo:font-weight="normal" style:font-name-asian="Times New Roman1" style:font-size-asian="11pt" style:font-weight-asian="normal" style:font-size-complex="11pt" style:font-weight-complex="normal"/>
    </style:style>
    <style:style style:name="T19" style:family="text">
      <style:text-properties fo:language="uk" fo:country="UA"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1"><text:s text:c="18"/></text:span><text:span text:style-name="T3">Київський національний технічний університет</text:span></text:p>
      <text:p text:style-name="Standard"><text:span text:style-name="T3"><text:s text:c="16"/></text:span><text:span text:style-name="T4"><text:s text:c="7"/></text:span><text:span text:style-name="T3"><text:s text:c="4"/>Факультет інформатики і обчислювальної техніки</text:span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 text:c="22"/></text:p>
      <text:p text:style-name="P2"/>
      <text:p text:style-name="P6"><text:span text:style-name="T6">Звіт до лабораторної роботи №</text:span><text:span text:style-name="T8">2</text:span></text:p>
      <text:h text:style-name="P13" text:outline-level="1"><text:span text:style-name="T5">Тема:</text:span><text:span text:style-name="T7"> </text:span><text:span text:style-name="T14">Створення бази даних у </text:span><text:span text:style-name="T15">MySQL</text:span></text:h>
      <text:h text:style-name="P13" text:outline-level="1"><text:span text:style-name="T16">Варіант : </text:span><text:span text:style-name="T14">Інструмент для управління проектами</text:span></text:h>
      <text:h text:style-name="P14" text:outline-level="1"><text:s text:c="21"/></text:h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<text:span text:style-name="T10">Виконав:</text:span><text:span text:style-name="T9"> <text:s/>Коваленко Дмитро, ІС-21</text:span></text:p>
      <text:p text:style-name="P6"><text:span text:style-name="T12">18</text:span><text:span text:style-name="T13">.</text:span><text:span text:style-name="T12">02</text:span><text:span text:style-name="T13">.201</text:span><text:span text:style-name="T12">4</text:span></text:p>
      <text:p text:style-name="P6"><text:span text:style-name="T12"/></text:p>
      <text:p text:style-name="P15"><text:soft-page-break/>Мета: </text:p>
      <text:p text:style-name="P12"><text:span text:style-name="T19">Створення бази даних в середовищі </text:span><text:span text:style-name="T17">Microsoft</text:span><text:span text:style-name="T19"> </text:span><text:span text:style-name="T17">SQL</text:span><text:span text:style-name="T19"> </text:span><text:span text:style-name="T17">Server</text:span><text:span text:style-name="T19">/</text:span><text:span text:style-name="T17">Oracle</text:span><text:span text:style-name="T19"> шляхом визначення схеми БД в утіліті </text:span><text:span text:style-name="T17">Enterprise</text:span><text:span text:style-name="T19"> </text:span><text:span text:style-name="T17">manager</text:span><text:span text:style-name="T19"> та шляхом імпорту даних з БД </text:span><text:span text:style-name="T17">Microsoft</text:span><text:span text:style-name="T19"> </text:span><text:span text:style-name="T17">Access</text:span><text:span text:style-name="T19">.</text:span></text:p>
      <text:p text:style-name="P17"/>
      <text:p text:style-name="P18">Завдання:</text:p>
      <text:p text:style-name="P19">Створити базу даних предметної області разом з таблицями сутностей. Встановити зв'язки між сутностями. Заповнити таблиці.</text:p>
      <text:p text:style-name="P19"/>
      <text:p text:style-name="P8">Use-case, project vision (перейти за посиланням):</text:p>
      <text:p text:style-name="P7"><text:a xlink:type="simple" xlink:href="https://mega.co.nz/#!PQtxBLqS!RLsUIpe2oR4dNTZMJJUqOSntrUIWUGyYtxpA4ph_ds"><text:span text:style-name="T18">https://mega.co.nz/#!PQtxBLqS!RLsUIpe2oR4dNTZMJJUqOSntrUIWUGyYtxpA4ph_ds</text:span></text:a></text:p>
      <text:p text:style-name="P20"/>
      <text:p text:style-name="P20"/>
      <text:p text:style-name="P9">Виконання завдання: </text:p>
      <text:p text:style-name="P9"/>
      <text:list xml:id="list19472525912" text:style-name="L1">
        <text:list-item>
          <text:p text:style-name="P21">Створення бази даних:</text:p>
          <text:p text:style-name="P21"/>
        </text:list-item>
      </text:list>
      <text:p text:style-name="P11">DROP DATABASE IF EXISTS boost; </text:p>
      <text:p text:style-name="P11">create database boost; </text:p>
      <text:p text:style-name="P10">use boost</text:p>
      <text:p text:style-name="P10"/>
      <text:list xml:id="list885901667" text:continue-numbering="true" text:style-name="L1">
        <text:list-item>
          <text:p text:style-name="P21">Створення табиць сутностей разом із зв'язками між ними:</text:p>
        </text:list-item>
      </text:list>
      <text:p text:style-name="P9"/>
      <text:p text:style-name="P10">/************************************************************************************** </text:p>
      <text:p text:style-name="P10"><text:tab/>Users table </text:p>
      <text:p text:style-name="P10">**************************************************************************************/</text:p>
      <text:p text:style-name="P10">create table Users( </text:p>
      <text:p text:style-name="P10"><text:tab/>UserId int auto_increment primary key not null, </text:p>
      <text:p text:style-name="P10"><text:tab/>Email char(255) not null, </text:p>
      <text:p text:style-name="P10"><text:tab/>Username char(255), </text:p>
      <text:p text:style-name="P10"><text:tab/>FirstName char(255), </text:p>
      <text:p text:style-name="P10"><text:tab/>LastName char(255), </text:p>
      <text:p text:style-name="P10"><text:tab/>Password char(255) not null, -- hashed </text:p>
      <text:p text:style-name="P10"><text:tab/>Constraint uc_username unique (Username) </text:p>
      <text:p text:style-name="P10">); </text:p>
      <text:p text:style-name="P10"/>
      <text:p text:style-name="P10">/************************************************************************************** </text:p>
      <text:p text:style-name="P10"><text:tab/>Projects table </text:p>
      <text:p text:style-name="P10">**************************************************************************************/ </text:p>
      <text:p text:style-name="P10">create table Projects( </text:p>
      <text:p text:style-name="P10"><text:tab/>project_id int auto_increment primary key, </text:p>
      <text:p text:style-name="P10"><text:tab/>creator int not null, </text:p>
      <text:p text:style-name="P10"><text:tab/>title char(255) not null, </text:p>
      <text:p text:style-name="P10"><text:tab/>description text(1023), </text:p>
      <text:p text:style-name="P10"><text:tab/>duedate date, </text:p>
      <text:p text:style-name="P10"><text:tab/>duetime time, </text:p>
      <text:p text:style-name="P10"><text:tab/>Constraint fk_creator foreign key (creator) references Users(UserId) </text:p>
      <text:p text:style-name="P10">); </text:p>
      <text:p text:style-name="P10">/************************************************************************************** </text:p>
      <text:p text:style-name="P10"><text:tab/>Goals table </text:p>
      <text:p text:style-name="P10">**************************************************************************************/ </text:p>
      <text:p text:style-name="P10"><text:soft-page-break/>create table Goals( </text:p>
      <text:p text:style-name="P10"><text:tab/>goal_id int auto_increment primary key, </text:p>
      <text:p text:style-name="P10"><text:tab/>project int not null, </text:p>
      <text:p text:style-name="P10"><text:tab/>title <text:s/>char(255) not null, </text:p>
      <text:p text:style-name="P10"><text:tab/>description text(1023), </text:p>
      <text:p text:style-name="P10"><text:tab/>duedate date, </text:p>
      <text:p text:style-name="P10"><text:tab/>duetime time, </text:p>
      <text:p text:style-name="P10"><text:tab/>Constraint fk_project foreign key (project) references Projects(project_id) </text:p>
      <text:p text:style-name="P10">); </text:p>
      <text:p text:style-name="P10"/>
      <text:p text:style-name="P10"/>
      <text:p text:style-name="P10"/>
      <text:p text:style-name="P10">/************************************************************************************** </text:p>
      <text:p text:style-name="P10"><text:tab/>ToDoItems table </text:p>
      <text:p text:style-name="P10">**************************************************************************************/ </text:p>
      <text:p text:style-name="P10">create table ToDoItems ( </text:p>
      <text:p text:style-name="P10"><text:tab/>todo_id int auto_increment primary key, </text:p>
      <text:p text:style-name="P10"><text:tab/>user int, </text:p>
      <text:p text:style-name="P10"><text:tab/>goal int not null, </text:p>
      <text:p text:style-name="P10"><text:tab/>title char(255) not null, </text:p>
      <text:p text:style-name="P10"><text:tab/>isDone int not null, </text:p>
      <text:p text:style-name="P10"><text:tab/>Constraint fk_goal foreign key (goal) references Goals(goal_id) </text:p>
      <text:p text:style-name="P10">); </text:p>
      <text:p text:style-name="P10"/>
      <text:p text:style-name="P10"/>
      <text:p text:style-name="P10">/************************************************************************************** </text:p>
      <text:p text:style-name="P10"><text:tab/>Comments table </text:p>
      <text:p text:style-name="P10">**************************************************************************************/ </text:p>
      <text:p text:style-name="P10">create table Comments ( </text:p>
      <text:p text:style-name="P10"><text:tab/>comment_id int auto_increment primary key, </text:p>
      <text:p text:style-name="P10"><text:tab/>author int not null, </text:p>
      <text:p text:style-name="P10"><text:tab/>project int not null, </text:p>
      <text:p text:style-name="P10"><text:tab/>title char(255), </text:p>
      <text:p text:style-name="P10"><text:tab/>message text(1023) not null, </text:p>
      <text:p text:style-name="P10"><text:tab/>Constraint fk_author foreign key (author) references Users(UserId), </text:p>
      <text:p text:style-name="P10"><text:tab/>Constraint fk_project_id foreign key (project) references Projects(project_id) </text:p>
      <text:p text:style-name="P10">); </text:p>
      <text:p text:style-name="P10"/>
      <text:p text:style-name="P10"/>
      <text:p text:style-name="P10">/************************************************************************************** </text:p>
      <text:p text:style-name="P10"><text:tab/>ToDoItems table </text:p>
      <text:p text:style-name="P10">**************************************************************************************/ </text:p>
      <text:p text:style-name="P10">create table InstantMessages ( </text:p>
      <text:p text:style-name="P10"><text:tab/>message_id int auto_increment primary key, </text:p>
      <text:p text:style-name="P10"><text:tab/>author char(255) not null, </text:p>
      <text:p text:style-name="P10"><text:tab/>goal int not null, </text:p>
      <text:p text:style-name="P10"><text:tab/>message text(1023), </text:p>
      <text:p text:style-name="P10"><text:tab/>Constraint fk_author_id foreign key (author) references Users(Username), </text:p>
      <text:p text:style-name="P10"><text:tab/>Constraint fk_goal_id foreign key (goal) references Goals(goal_id) </text:p>
      <text:p text:style-name="P10">); </text:p>
      <text:p text:style-name="P10"/>
      <text:p text:style-name="P10"/>
      <text:p text:style-name="P10"><text:soft-page-break/>/************************************************************************************** </text:p>
      <text:p text:style-name="P10"><text:tab/>Participants table -- for many-to-many relation </text:p>
      <text:p text:style-name="P10">**************************************************************************************/ </text:p>
      <text:p text:style-name="P10">create table Participants ( </text:p>
      <text:p text:style-name="P10"><text:tab/>user int not null, </text:p>
      <text:p text:style-name="P10"><text:tab/>project int not null, </text:p>
      <text:p text:style-name="P10"><text:tab/>Constraint fk_participants_user foreign key(user) references Users(UserId), </text:p>
      <text:p text:style-name="P10"><text:tab/>Constraint fk_participants_project foreign key (project) references Projects(project_id) </text:p>
      <text:p text:style-name="P10">); </text:p>
      <text:p text:style-name="P10"/>
      <text:p text:style-name="P10"/>
      <text:list xml:id="list1131442961" text:continue-numbering="true" text:style-name="L1">
        <text:list-item>
          <text:p text:style-name="P21">Заповнення таблиць:</text:p>
          <text:p text:style-name="P23"/>
        </text:list-item>
      </text:list>
      <text:p text:style-name="P10">insert into Users (Email, Username, FirstName, LastName, Password) </text:p>
      <text:p text:style-name="P10"><text:tab/>values('email1@gmail.com','dima','Dima','Kovalenko','1'); </text:p>
      <text:p text:style-name="P10">insert into Users (Email, Username, FirstName, LastName, Password) </text:p>
      <text:p text:style-name="P10"><text:tab/>values('email2@gmail.com','andriy','Andrew','Bas','1'); </text:p>
      <text:p text:style-name="P10">insert into Users (Email, Username, FirstName, LastName, Password) </text:p>
      <text:p text:style-name="P10"><text:tab/>values('email3@gmail.com','alex','Alex','Parienko','1'); </text:p>
      <text:p text:style-name="P10">insert into Users (Email, Username, FirstName, LastName, Password) </text:p>
      <text:p text:style-name="P10"><text:tab/>values('email4@gmail.com','sergey','Serhey','Onoprienko','1'); </text:p>
      <text:p text:style-name="P10">insert into Users (Email, Username, FirstName, LastName, Password) </text:p>
      <text:p text:style-name="P10"><text:tab/>values('email5@gmail.com','denis','Denis','Ivanets','1'); </text:p>
      <text:p text:style-name="P10">insert into Users (Email, Username, FirstName, LastName, Password) </text:p>
      <text:p text:style-name="P10"><text:tab/>values('email6@gmail.com','vova','Vova','Kucherenko','1'); </text:p>
      <text:p text:style-name="P10"/>
      <text:p text:style-name="P10">insert into Projects (creator, title,description , duedate) </text:p>
      <text:p text:style-name="P10"><text:tab/>values (1,'Booster','Description of booster project','2014-06-01'); </text:p>
      <text:p text:style-name="P10">insert into Projects (creator, title,description , duedate) </text:p>
      <text:p text:style-name="P10"><text:tab/>values (1,'Dima\s CP','The task is just stupid.','2014-05-12'); </text:p>
      <text:p text:style-name="P10">insert into Projects (creator, title,description , duedate) </text:p>
      <text:p text:style-name="P10"><text:tab/>values (2,'Anyway','Parse.com example project','2014-04-30'); </text:p>
      <text:p text:style-name="P10">insert into Projects (creator, title,description) </text:p>
      <text:p text:style-name="P10"><text:tab/>values (2,'Locations game','Another time-wasting task.'); </text:p>
      <text:p text:style-name="P10">insert into Projects (creator, title,description) </text:p>
      <text:p text:style-name="P10"><text:tab/>values (2,'Pointer','Another time-wasting task.'); </text:p>
      <text:p text:style-name="P10"/>
      <text:p text:style-name="P10">insert into Goals (project,title) </text:p>
      <text:p text:style-name="P10"><text:tab/>values(1,'Decide whther we should do it'); </text:p>
      <text:p text:style-name="P10">insert into Goals (project,title) </text:p>
      <text:p text:style-name="P10"><text:tab/>values(1,'Write use cases'); </text:p>
      <text:p text:style-name="P10">insert into Goals (project,title) </text:p>
      <text:p text:style-name="P10"><text:tab/>values(1,'Start writing code'); </text:p>
      <text:p text:style-name="P10">insert into Goals (project,title) </text:p>
      <text:p text:style-name="P10"><text:tab/>values(1,'Analyse progress'); </text:p>
      <text:p text:style-name="P10">insert into Goals (project,title) </text:p>
      <text:p text:style-name="P10"><text:tab/>values(1,'Prepare for second iteration'); </text:p>
      <text:p text:style-name="P10"/>
      <text:p text:style-name="P10">insert into ToDoItems(goal, title, isDone) </text:p>
      <text:p text:style-name="P10"><text:tab/>values (2,'use case1',0); </text:p>
      <text:p text:style-name="P10">insert into ToDoItems(goal, title, isDone) </text:p>
      <text:p text:style-name="P10"><text:soft-page-break/><text:tab/>values (2,'use case2',0); </text:p>
      <text:p text:style-name="P10">insert into ToDoItems(goal, title, isDone) </text:p>
      <text:p text:style-name="P10"><text:tab/>values (2,'use case3',0); </text:p>
      <text:p text:style-name="P10">insert into ToDoItems(goal, title, isDone) </text:p>
      <text:p text:style-name="P10"><text:tab/>values (2,'use case4',1); </text:p>
      <text:p text:style-name="P10">insert into ToDoItems(goal, title, user, isDone) </text:p>
      <text:p text:style-name="P10"><text:tab/>values (2,'use case5',1,0); </text:p>
      <text:p text:style-name="P10">insert into ToDoItems(goal, title, user, isDone) </text:p>
      <text:p text:style-name="P10"><text:tab/>values (2,'use case5',2,0); </text:p>
      <text:p text:style-name="P10">insert into ToDoItems(goal, title, user, isDone) </text:p>
      <text:p text:style-name="P10"><text:tab/>values (2,'use case5',3,0); </text:p>
      <text:p text:style-name="P10"><text:s/></text:p>
      <text:p text:style-name="P10">insert into Comments(author,project,title,message) </text:p>
      <text:p text:style-name="P10"><text:tab/>values(1,1,'comment1','ok guys, let\'s do something cool, Im tired of this crap @ kpi'); </text:p>
      <text:p text:style-name="P10">insert into Comments(author,project,title,message) </text:p>
      <text:p text:style-name="P10"><text:tab/>values(3,1,'comment2','ToDO manager, I\'ve been thinking about it for a while'); </text:p>
      <text:p text:style-name="P10">insert into Comments(author,project,title,message) </text:p>
      <text:p text:style-name="P10"><text:tab/>values(2,1,'comment3','Check out Basecamp'); </text:p>
      <text:p text:style-name="P10">insert into Comments(author,project,title,message) </text:p>
      <text:p text:style-name="P10"><text:tab/>values(6,1,'comment4','Basecamp is 150$ per month, our app might cost 1$ lifetime license'); </text:p>
      <text:p text:style-name="P10">insert into Comments(author,project,title,message) </text:p>
      <text:p text:style-name="P10"><text:tab/>values(1,1,'comment5','Hmm, sound good, lets name our first child'); </text:p>
      <text:p text:style-name="P10">insert into Comments(author,project,title,message) </text:p>
      <text:p text:style-name="P10"><text:tab/>values(2,1,'comment6','That sound gay, dude.'); </text:p>
      <text:p text:style-name="P10">insert into Comments(author,project,title,message) </text:p>
      <text:p text:style-name="P10"><text:tab/>values(5,1,'comment7','Ahhahahahhahahh xD'); </text:p>
      <text:p text:style-name="P10">insert into Comments(author,project,title,message) </text:p>
      <text:p text:style-name="P10"><text:tab/>values(1,1,'comment8','shut up, im being serious'); </text:p>
      <text:p text:style-name="P10">insert into Comments(author,project,title,message) </text:p>
      <text:p text:style-name="P10"><text:tab/>values(2,1,'comment9','BOOSTER, '); </text:p>
      <text:p text:style-name="P10"/>
      <text:p text:style-name="P10">insert into Participants (user, project) </text:p>
      <text:p text:style-name="P10"><text:tab/>values(1,1); </text:p>
      <text:p text:style-name="P10">insert into Participants (user, project) </text:p>
      <text:p text:style-name="P10"><text:tab/>values(2,1); </text:p>
      <text:p text:style-name="P10">insert into Participants (user, project) </text:p>
      <text:p text:style-name="P10"><text:tab/>values(3,1); </text:p>
      <text:p text:style-name="P10">insert into Participants (user, project) </text:p>
      <text:p text:style-name="P10"><text:tab/>values(4,1); </text:p>
      <text:p text:style-name="P10">insert into Participants (user, project) </text:p>
      <text:p text:style-name="P10"><text:tab/>values(5,1); </text:p>
      <text:p text:style-name="P10">insert into Participants (user, project) </text:p>
      <text:p text:style-name="P10"><text:tab/>values(6,1); </text:p>
      <text:p text:style-name="P10">insert into Participants (user, project) </text:p>
      <text:p text:style-name="P10"><text:tab/>values(2,3); </text:p>
      <text:p text:style-name="P10">insert into Participants (user, project) </text:p>
      <text:p text:style-name="P10"><text:tab/>values(1,3);</text:p>
      <text:p text:style-name="P10"/>
      <text:p text:style-name="P9">Висновок:</text:p>
      <text:p text:style-name="P10">Я навчився створювати бази даних та таблиці мовою SQ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uk" fo:country="UA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fo:line-height="0.2in" fo:orphans="2" fo:widows="2" fo:background-color="transparent" style:shadow="none" style:writing-mode="lr-tb">
        <style:tab-stops/>
        <style:background-image/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0193in" fo:margin-bottom="0.0193in" fo:line-height="100%"/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28in" fo:margin-bottom="0in" fo:keep-together="always" fo:keep-with-next="always"/>
      <style:text-properties fo:color="#365f91" style:font-name="Cambria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39in" fo:margin-bottom="0in" fo:keep-together="always" fo:keep-with-next="always"/>
      <style:text-properties fo:color="#4f81bd" style:font-name="Cambria"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in" fo:margin-bottom="0in" fo:line-height="100%"/>
      <style:text-properties style:font-name="Tahoma" fo:font-size="8pt" style:font-size-asian="8pt" style:font-name-complex="Tahoma1" style:font-size-complex="8pt"/>
    </style:style>
    <style:style style:name="syntax" style:family="paragraph" style:parent-style-name="Standard">
      <style:paragraph-properties fo:margin-top="0.1945in" fo:margin-bottom="0.1945in"/>
      <style:text-properties fo:color="#00000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4pt" fo:font-weight="bold" style:letter-kerning="true" style:font-name-asian="Times New Roman1" style:font-size-asian="24pt" style:language-asian="uk" style:country-asian="UA" style:font-weight-asian="bold" style:font-name-complex="Times New Roman1" style:font-size-complex="24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pple-converted-space" style:family="text" style:parent-style-name="Default_20_Paragraph_20_Font"/>
    <style:style style:name="Heading_20_2_20_Char" style:display-name="Heading 2 Char" style:family="text" style:parent-style-name="Default_20_Paragraph_20_Font">
      <style:text-properties fo:color="#365f91" style:font-name="Cambria" fo:font-size="13pt" style:font-size-asian="13pt" style:font-size-complex="13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5z0" style:family="text">
      <style:text-properties style:font-name="Symbol" style:font-name-complex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 style:font-name-complex="Wingding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aceya</meta:initial-creator>
    <meta:editing-cycles>35</meta:editing-cycles>
    <meta:creation-date>2014-03-25T16:56:00</meta:creation-date>
    <dc:date>2014-04-07T21:33:59</dc:date>
    <meta:editing-duration>PT35M47S</meta:editing-duration>
    <meta:generator>LibreOffice/3.5$Linux_X86_64 LibreOffice_project/350m1$Build-2</meta:generator>
    <meta:document-statistic meta:table-count="0" meta:image-count="0" meta:object-count="0" meta:page-count="5" meta:paragraph-count="184" meta:word-count="710" meta:character-count="7842" meta:non-whitespace-character-count="6973"/>
    <meta:user-defined meta:name="AppVersion">15.0000</meta:user-defined>
    <meta:user-defined meta:name="Company">Krokoz™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